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272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13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20" table:default-cell-style-name="ce1"/>
        <table:table-row table:style-name="ro2">
          <table:table-cell table:number-columns-repeated="1024"/>
        </table:table-row>
        <table:table-row table:style-name="ro3">
          <table:table-cell office:value-type="string">
            <text:p>Target FP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 office:value-type="string">
            <text:p>Microseconds</text:p>
          </table:table-cell>
          <table:table-cell office:value-type="float" office:value="1000000">
            <text:p>1000000</text:p>
          </table:table-cell>
          <table:table-cell/>
          <table:table-cell table:formula="of:=[.$B$3]/[.D2]" office:value-type="float" office:value="100000">
            <text:p>100000</text:p>
          </table:table-cell>
          <table:table-cell table:formula="of:=[.$B$3]/[.E2]" office:value-type="float" office:value="33333.3333333333">
            <text:p>33333.3333333333</text:p>
          </table:table-cell>
          <table:table-cell table:formula="of:=[.$B$3]/[.F2]" office:value-type="float" office:value="16666.6666666667">
            <text:p>16666.6666666667</text:p>
          </table:table-cell>
          <table:table-cell table:formula="of:=[.$B$3]/[.G2]" office:value-type="float" office:value="10000">
            <text:p>10000</text:p>
          </table:table-cell>
          <table:table-cell table:formula="of:=[.$B$3]/[.H2]" office:value-type="float" office:value="6666.66666666667">
            <text:p>6666.6666666667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izeof on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Ubuntu x64 gcc</text:p>
          </table:table-cell>
          <table:table-cell office:value-type="string">
            <text:p>winxp 32 mingw</text:p>
          </table:table-cell>
          <table:table-cell office:value-type="string">
            <text:p>winxp 32 v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d::vector&lt;WorkUnit*&gt;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faultRollingAverage&lt;Whole&gt;::Type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office:value-type="string">
            <text:p>volatile int32_t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xpected size of WorkUnit</text:p>
          </table:table-cell>
          <table:table-cell/>
          <table:table-cell table:formula="of:=SUM([.C8:.C10])" office:value-type="float" office:value="44">
            <text:p>44</text:p>
          </table:table-cell>
          <table:table-cell table:formula="of:=SUM([.D8:.D10])" office:value-type="float" office:value="28">
            <text:p>28</text:p>
          </table:table-cell>
          <table:table-cell table:formula="of:=SUM([.E8:.E10])" office:value-type="float" office:value="36">
            <text:p>36</text:p>
          </table:table-cell>
          <table:table-cell/>
          <table:table-cell office:value-type="string">
            <text:p>cache size</text:p>
          </table:table-cell>
          <table:table-cell table:number-columns-repeated="1017"/>
        </table:table-row>
        <table:table-row table:style-name="ro2">
          <table:table-cell office:value-type="string">
            <text:p>sizeof WorkUnit</text:p>
          </table:table-cell>
          <table:table-cell/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/>
          <table:table-cell table:formula="of:=64*1024" office:value-type="float" office:value="65536">
            <text:p>6553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dding</text:p>
          </table:table-cell>
          <table:table-cell/>
          <table:table-cell table:formula="of:=[.C13]-[.C12]" office:value-type="float" office:value="12">
            <text:p>12</text:p>
          </table:table-cell>
          <table:table-cell table:formula="of:=[.D13]-[.D12]" office:value-type="float" office:value="4">
            <text:p>4</text:p>
          </table:table-cell>
          <table:table-cell table:formula="of:=[.E13]-[.E12]" office:value-type="float" office:value="4">
            <text:p>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Empty execution speed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Barrier</text:p>
          </table:table-cell>
          <table:table-cell office:value-type="string">
            <text:p>Create/joi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bu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lea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One work unit exec speed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Barrier</text:p>
          </table:table-cell>
          <table:table-cell office:value-type="string">
            <text:p>Create/joi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bu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lea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ime with small dep chai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Barrier</text:p>
          </table:table-cell>
          <table:table-cell office:value-type="string">
            <text:p>Create/joi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bu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lease</text:p>
          </table:table-cell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9:53:35</meta:creation-date>
    <meta:editing-duration>PT2M37S</meta:editing-duration>
    <meta:editing-cycles>3</meta:editing-cycles>
    <meta:generator>LibreOffice/3.5$Linux_X86_64 LibreOffice_project/350m1$Build-2</meta:generator>
    <meta:initial-creator>Sqeaky </meta:initial-creator>
    <dc:date>2012-12-13T19:59:55</dc:date>
    <dc:creator>Sqeaky </dc:creator>
    <meta:document-statistic meta:table-count="3" meta:cell-count="58" meta:object-count="0"/>
    <meta:user-defined meta:name="qrichtext">1</meta:user-defined>
  </office:meta>
</office:document-meta>
</file>